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Arial" fo:font-size="12pt" officeooo:paragraph-rsid="000c6dec" style:font-size-asian="12pt" style:font-size-complex="12pt"/>
    </style:style>
    <style:style style:name="P4" style:family="paragraph" style:parent-style-name="Text_20_body">
      <style:paragraph-properties fo:text-align="justify" style:justify-single-word="false" fo:padding="0cm" fo:border="none"/>
      <style:text-properties fo:font-variant="normal" fo:text-transform="none" fo:color="#000000" loext:opacity="100%" style:font-name="Arial" fo:font-size="12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list-style-name="L1">
      <style:paragraph-properties fo:break-before="page"/>
    </style:style>
    <style:style style:name="P7" style:family="paragraph" style:parent-style-name="Heading_20_1" style:list-style-name="L1">
      <style:paragraph-properties fo:break-before="page"/>
      <style:text-properties fo:font-size="18pt" style:font-size-asian="18pt" style:font-size-complex="18pt"/>
    </style:style>
    <style:style style:name="P8" style:family="paragraph" style:parent-style-name="Heading_20_1" style:list-style-name=""/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c6dec" style:font-size-asian="18pt" style:font-size-complex="18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5"><text:a xlink:type="simple" xlink:href="#__RefHeading___Toc105_3487665103" text:style-name="Index_20_Link" text:visited-style-name="Index_20_Link">1. História da O Boticário<text:tab/>2</text:a></text:p>
          <text:p text:style-name="P5"><text:a xlink:type="simple" xlink:href="#__RefHeading___Toc214_3487665103" text:style-name="Index_20_Link" text:visited-style-name="Index_20_Link">2. História da Natura<text:tab/>3</text:a></text:p>
        </text:index-body>
      </text:table-of-content>
      <text:h text:style-name="P8" text:outline-level="1"><text:span text:style-name="T2"/></text:h>
      <text:list xml:id="list2644589600" text:style-name="L1">
        <text:list-item>
          <text:h text:style-name="P6" text:outline-level="1"><text:bookmark-start text:name="__RefHeading___Toc105_3487665103"/><text:span text:style-name="T2">H</text:span><text:span text:style-name="T1">istória da O Boticário</text:span><text:bookmark-end text:name="__RefHeading___Toc105_3487665103"/></text:h>
        </text:list-item>
      </text:list>
      <text:p text:style-name="P2"><text:tab/>Em 1977, com investimento equivalente a apenas 3 mil dólares, o farmacêutico Miguel Krigsner se instalou em uma portinha, numa rua secundária de Curitiba, cidade do Sul do Brasil. Chamou a pequena farmácia de manipulação de o Boticário, nome ideal para traduzir o espírito de alquimista capaz de colocar amor em potinhos.</text:p>
      <text:p text:style-name="P3"><text:tab/>É que desde o começo, "Dr Miguel" percebeu que seu verdadeiro amor eram os cosméticos. Os primeiros que criou foram um creme à base de colágeno, um creme de elastina para estrias, um xampu e um banho de algas marinhas. O boca a boca foi poderoso, e de repente a farmácia passou a atrair cada vez mais apaixonados por aquelas formulações especiais.</text:p>
      <text:p text:style-name="P3"><text:tab/>Logo veio o primeiro perfume. Vendido em um frasco em formato de Ânfora (e que hoje é nosso maior símbolo), a fragrância trazia uma mistura inusitada de ingredientes. Diferente, parecia que deixava o amor à flor da pele das mulheres brasileiras.</text:p>
      <text:list xml:id="list200258039143332" text:continue-numbering="true" text:style-name="L1">
        <text:list-item>
          <text:h text:style-name="P7" text:outline-level="1"><text:bookmark-start text:name="__RefHeading___Toc214_3487665103"/>História da Natura<text:bookmark-end text:name="__RefHeading___Toc214_3487665103"/></text:h>
        </text:list-item>
      </text:list>
      <text:p text:style-name="P4"><text:tab/>Tudo começou com a Natura, que nasceu em São Paulo, Brasil em 1969. Hoje, a maior companhia de beleza e cosméticos no Brasil. Além do nome, Natura trouxe para o Grupo o sonho de construir um mundo mais consciente, colaborativo e justo. Bem como, sua crença no poder da criação de relações harmônicas, como o outro, consigo mesmo, com a natureza, com o todo. Na procura de tornar realidade o nosso sonho de criar uma melhor maneira de fazer negócios, nós juntamos a três icônicas marcas, com as que compartilhamos nosso propósito: Aesop, The Body Shop e Avon.</text:p>
      <text:p text:style-name="P1"/>
      <text:p text:style-name="P1"><text:line-break/></text:p>
      <text:p text:style-name="Text_20_body"><text:line-break/></text:p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3T19:43:35.016000000</meta:creation-date>
    <dc:date>2023-01-23T20:02:42.997000000</dc:date>
    <meta:editing-duration>PT2M6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3" meta:word-count="274" meta:character-count="1582" meta:non-whitespace-character-count="1311"/>
  </office:meta>
</office:document-meta>
</file>